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oughts on redesign of <text:span text:style-name="T1">progCode</text:span><text:span text:style-name="T2">.</text:span></text:h>
      <text:p text:style-name="Standard"><text:span text:style-name="T2"/></text:p>
      <text:p text:style-name="Standard"><text:span text:style-name="T2">Need to define UI (form):</text:span></text:p>
      <text:p text:style-name="Standard"><text:span text:style-name="T2"><text:tab/>Ideally (as far as possible) language independent</text:span></text:p>
      <text:p text:style-name="Standard"><text:span text:style-name="T2"/></text:p>
      <text:p text:style-name="Standard"><text:span text:style-name="T2">Need to define Sandbox interface</text:span></text:p>
      <text:p text:style-name="Standard"><text:span text:style-name="T2"><text:tab/>Ideally (is this even possible?) using Ideone's API</text:span></text:p>
      <text:p text:style-name="Standard"><text:span text:style-name="T2"/></text:p>
      <text:h text:style-name="Heading_20_2" text:outline-level="2"><text:bookmark-start text:name="__DdeLink__1513_368407900"/><text:span text:style-name="T2">Ideone API</text:span><text:bookmark-end text:name="__DdeLink__1513_368407900"/></text:h>
      <text:p text:style-name="Standard"><text:span text:style-name="T2">Advantage of using Ideone:</text:span></text:p>
      <text:list xml:id="list1407704737" text:style-name="L2">
        <text:list-item>
          <text:p text:style-name="P2"><text:span text:style-name="T2">potentially support </text:span><text:span text:style-name="T1">any</text:span><text:span text:style-name="T2"> language via Ideone.</text:span></text:p>
        </text:list-item>
        <text:list-item>
          <text:p text:style-name="P2"><text:span text:style-name="T2">standardised interface so other engines may be available in future</text:span></text:p>
        </text:list-item>
        <text:list-item>
          <text:p text:style-name="P2"><text:span text:style-name="T2">web-service based so good if need multiple compute servers in future (?)</text:span></text:p>
        </text:list-item>
      </text:list>
      <text:p text:style-name="Standard"><text:span text:style-name="T2"/></text:p>
      <text:p text:style-name="Standard"><text:span text:style-name="T2">Disadvantage:</text:span></text:p>
      <text:list xml:id="list1387798195" text:style-name="L1">
        <text:list-item>
          <text:p text:style-name="P1"><text:span text:style-name="T2">each run is standalone. So if, e.g., want to test a student's C program with multiple different input files, will have to recompile each one each time.</text:span></text:p>
        </text:list-item>
        <text:list-item>
          <text:p text:style-name="P1"><text:span text:style-name="T2">Is this actually a problem … ? </text:span></text:p>
        </text:list-item>
        <text:list-item>
          <text:p text:style-name="P1"><text:span text:style-name="T2">If so, could sandbox be clever and cache recently compilations, reusing the appropriate one?</text:span></text:p>
        </text:list-item>
      </text:list>
      <text:p text:style-name="Standard"><text:span text:style-name="T2"/></text:p>
      <text:p text:style-name="Standard"><text:span text:style-name="T2">Let's assume we can run with Ideone. [Spike: implement it first using Ideone.]</text:span></text:p>
      <text:h text:style-name="Heading_20_2" text:outline-level="2"><text:span text:style-name="T2">UI redesign</text:span></text:h>
      <text:p text:style-name="Text_20_body"><text:span text:style-name="T2">Want:</text:span></text:p>
      <text:list xml:id="list563801615" text:style-name="L3">
        <text:list-item>
          <text:p text:style-name="P3"><text:span text:style-name="T2">Prefix code. Runs first, before each test (in principle). TODO: Can we assume this is always hidden from student?</text:span></text:p>
        </text:list-item>
        <text:list-item>
          <text:p text:style-name="P3"><text:span text:style-name="T2">Student code.</text:span></text:p>
        </text:list-item>
        <text:list-item>
          <text:p text:style-name="P3"><text:span text:style-name="T2">[Set of] tests, each a bit of code.</text:span></text:p>
        </text:list-item>
      </text:list>
      <text:p text:style-name="Text_20_body"><text:span text:style-name="T2">How to define what each of these actually means?</text:span></text:p>
      <text:p text:style-name="Text_20_body"><text:span text:style-name="T2">In Python, could imagine each test:</text:span></text:p>
      <text:list xml:id="list737690084" text:style-name="L5">
        <text:list-item>
          <text:p text:style-name="P4"><text:span text:style-name="T2">Runs prefix</text:span></text:p>
        </text:list-item>
        <text:list-item>
          <text:p text:style-name="P4"><text:span text:style-name="T2">Runs student code</text:span></text:p>
        </text:list-item>
        <text:list-item>
          <text:p text:style-name="P4"><text:span text:style-name="T2">Runs specific test code</text:span></text:p>
        </text:list-item>
      </text:list>
      <text:p text:style-name="Text_20_body"><text:span text:style-name="T2">BUT, it could be nice to have the student's code merged with the prefix code in some way, e.g. it defines a particular method of a given class.</text:span></text:p>
      <text:p text:style-name="Text_20_body"><text:span text:style-name="T2">So … how about having a per-language-q-type default TEMPLATE for what a run consists of, e.g. by default for C-function might be:</text:span></text:p>
      <text:p text:style-name="Text_20_body"><text:span text:style-name="T2">#include &lt;stdio.h&gt;</text:span></text:p>
      <text:p text:style-name="Text_20_body"><text:span text:style-name="T2">#include &lt;stdlib.h&gt;</text:span></text:p>
      <text:p text:style-name="Text_20_body"><text:span text:style-name="T2">#include &lt;ctype.h&gt;</text:span></text:p>
      <text:p text:style-name="Text_20_body"><text:span text:style-name="T2">{{QUIZ_ANSWER_CODE}}</text:span></text:p>
      <text:p text:style-name="Text_20_body"><text:soft-page-break/><text:span text:style-name="T2">int main() {</text:span></text:p>
      <text:p text:style-name="Text_20_body"><text:span text:style-name="T2"><text:s text:c="4"/>{{TEST_CODE}};</text:span></text:p>
      <text:p text:style-name="Text_20_body"><text:span text:style-name="T2"><text:s text:c="4"/>return 0;</text:span></text:p>
      <text:p text:style-name="Text_20_body"><text:span text:style-name="T2">}</text:span></text:p>
      <text:p text:style-name="Text_20_body"><text:span text:style-name="T2"/></text:p>
      <text:p text:style-name="Text_20_body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Lobb</meta:initial-creator>
    <meta:creation-date>2012-10-27T12:14:52</meta:creation-date>
    <dc:date>2012-10-27T13:04:57</dc:date>
    <dc:creator>Richard Lobb</dc:creator>
    <meta:editing-duration>PT34M5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35" meta:word-count="255" meta:character-count="1438" meta:non-whitespace-character-count="1267"/>
  </office:meta>
</office:document-meta>
</file>